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4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weight="bold" officeooo:rsid="003d5eee" style:font-weight-asian="bold" style:font-weight-complex="bold"/>
    </style:style>
    <style:style style:name="T57" style:family="text">
      <style:text-properties fo:color="#333333" loext:opacity="100%" style:font-name="Hack" fo:font-weight="bold" officeooo:rsid="003b2ff1" style:font-weight-asian="bold" style:font-weight-complex="bold"/>
    </style:style>
    <style:style style:name="T58" style:family="text">
      <style:text-properties style:font-name="Hack" fo:font-size="7pt" style:font-size-asian="7pt" style:font-size-complex="7pt"/>
    </style:style>
    <style:style style:name="T59" style:family="text">
      <style:text-properties style:font-name="Hack" fo:font-size="7pt" officeooo:rsid="0031a901" style:font-size-asian="7pt" style:font-size-complex="7pt"/>
    </style:style>
    <style:style style:name="T60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1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2" style:family="text">
      <style:text-properties style:font-name="Hack" fo:font-size="8pt" fo:font-weight="normal" officeooo:rsid="00930fa6" style:font-size-asian="7pt" style:font-weight-asian="normal" style:font-size-complex="8pt" style:font-weight-complex="normal"/>
    </style:style>
    <style:style style:name="T63" style:family="text">
      <style:text-properties style:font-name="Hack" fo:font-size="8pt" fo:font-weight="normal" officeooo:rsid="009453ce" style:font-size-asian="7pt" style:font-weight-asian="normal" style:font-size-complex="8pt" style:font-weight-complex="normal"/>
    </style:style>
    <style:style style:name="T64" style:family="text">
      <style:text-properties style:font-name="Hack" fo:font-size="8pt" fo:font-weight="normal" officeooo:rsid="0094f2ab" style:font-size-asian="7pt" style:font-weight-asian="normal" style:font-size-complex="8pt" style:font-weight-complex="normal"/>
    </style:style>
    <style:style style:name="T65" style:family="text">
      <style:text-properties style:font-name="Hack" officeooo:rsid="0051f933"/>
    </style:style>
    <style:style style:name="T66" style:family="text">
      <style:text-properties style:font-name="Hack" officeooo:rsid="0028a8a5"/>
    </style:style>
    <style:style style:name="T67" style:family="text">
      <style:text-properties style:font-name="Hack" officeooo:rsid="003d5eee"/>
    </style:style>
    <style:style style:name="T68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9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70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71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72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3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4" style:family="text">
      <style:text-properties style:font-name="Hack" fo:font-weight="bold" officeooo:rsid="009116f3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officeooo:rsid="001d0284"/>
    </style:style>
    <style:style style:name="T77" style:family="text">
      <style:text-properties officeooo:rsid="002a0500"/>
    </style:style>
    <style:style style:name="T78" style:family="text">
      <style:text-properties officeooo:rsid="003b2ff1"/>
    </style:style>
    <style:style style:name="T79" style:family="text">
      <style:text-properties officeooo:rsid="003c668d"/>
    </style:style>
    <style:style style:name="T80" style:family="text">
      <style:text-properties officeooo:rsid="0043873e"/>
    </style:style>
    <style:style style:name="T81" style:family="text">
      <style:text-properties officeooo:rsid="00842c7d"/>
    </style:style>
    <style:style style:name="T82" style:family="text">
      <style:text-properties officeooo:rsid="0086ee03"/>
    </style:style>
    <style:style style:name="T83" style:family="text">
      <style:text-properties officeooo:rsid="0072b63b"/>
    </style:style>
    <style:style style:name="T84" style:family="text">
      <style:text-properties officeooo:rsid="0059408a"/>
    </style:style>
    <style:style style:name="T85" style:family="text">
      <style:text-properties officeooo:rsid="0087f9fe"/>
    </style:style>
    <style:style style:name="T86" style:family="text">
      <style:text-properties officeooo:rsid="008dad1f"/>
    </style:style>
    <style:style style:name="T87" style:family="text">
      <style:text-properties officeooo:rsid="00920327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6">Senior</text:span><text:span text:style-name="T79"> </text:span><text:span text:style-name="T86">Software Engineer</text:span></text:p>
          </table:table-cell>
          <table:table-cell table:style-name="Table2.A1" office:value-type="string">
            <text:p text:style-name="P14"><text:span text:style-name="T68">11/</text:span><text:span text:style-name="T69">201</text:span><text:span text:style-name="T70">8</text:span><text:span text:style-name="T69"> – </text:span><text:span text:style-name="T70">Present</text:span></text:p>
            <text:p text:style-name="P19">N<text:span text:style-name="T78">ew York</text:span>, N<text:span text:style-name="T78">Y</text:span></text:p>
          </table:table-cell>
        </table:table-row>
        <table:table-row>
          <table:table-cell table:style-name="Table2.A2" table:number-columns-spanned="2" office:value-type="string">
            <text:list xml:id="list1944900346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40">git, </text:span><text:span text:style-name="T38">and occasionally Python or 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39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0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1"><text:span text:style-name="T86">Built</text:span> a bump-allocation based memory allocation strategy to improve garbage-collection times.</text:p>
              </text:list-item>
              <text:list-item>
                <text:p text:style-name="P42"><text:span text:style-name="T85">Frequently </text:span><text:span text:style-name="T87">collaborate</text:span><text:span text:style-name="T81"> with </text:span><text:span text:style-name="T85">SRE’s </text:span><text:span text:style-name="T82">and technical account managers </text:span><text:span text:style-name="T81">to s</text:span><text:span text:style-name="T83">o</text:span><text:span text:style-name="T84">lve </text:span><text:span text:style-name="T82">both</text:span><text:span text:style-name="T84"> </text:span><text:span text:style-name="T82">infrastructure and client</text:span><text:span text:style-name="T84"> </text:span><text:span text:style-name="T82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6">Infragistics</text:span><text:span text:style-name="T57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5">5/</text:span><text:span text:style-name="T66">201</text:span><text:span text:style-name="T67">6</text:span><text:span text:style-name="T66"> – </text:span><text:span text:style-name="T65">11/</text:span><text:span text:style-name="T67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55518409714804" text:continue-numbering="true" text:style-name="L1">
              <text:list-item>
                <text:p text:style-name="P44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80">Associate </text:span>Software Developer - <text:span text:style-name="T80">Intern</text:span></text:p>
          </table:table-cell>
          <table:table-cell table:style-name="Table6.A1" office:value-type="string">
            <text:p text:style-name="P15"><text:span text:style-name="T73">Summer</text:span><text:span text:style-name="T74">s</text:span><text:span text:style-name="T73"> </text:span><text:span text:style-name="T71">2013</text:span><text:span text:style-name="T72"> </text:span><text:span text:style-name="T74">and</text:span><text:span text:style-name="T73"> 2014</text:span><text:span text:style-name="T72">, </text:span><text:span text:style-name="T71">4/</text:span><text:span text:style-name="T72">2015 – </text:span><text:span text:style-name="T71">5/</text:span><text:span text:style-name="T72">2016</text:span></text:p>
            <text:p text:style-name="P20"><text:span text:style-name="T80">Cranbury</text:span>, N<text:span text:style-name="T80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55517962668448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5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55517771736302" text:continue-numbering="true" text:style-name="L1">
              <text:list-item>
                <text:p text:style-name="P43"><text:span text:style-name="T60">Managed</text:span><text:span text:style-name="T61"> $300,000</text:span><text:span text:style-name="T60"> </text:span><text:span text:style-name="T62">in </text:span><text:span text:style-name="T60">annual rent collection </text:span><text:span text:style-name="T61">and </text:span><text:span text:style-name="T62">a</text:span><text:span text:style-name="T61"> </text:span><text:span text:style-name="T60">$50,000 operating budget </text:span><text:span text:style-name="T64">for the 70+ member organization</text:span><text:span text:style-name="T60">.</text:span></text:p>
              </text:list-item>
            </text:list>
          </table:table-cell>
          <table:covered-table-cell/>
        </table:table-row>
      </table:table>
      <text:p text:style-name="P22">H<text:span text:style-name="T75">onors &amp; </text:span><text:span text:style-name="T77">A</text:span><text:span text:style-name="T75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6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0-30T15:55:16.105737972</dc:date>
    <meta:editing-duration>PT4H36M38S</meta:editing-duration>
    <meta:editing-cycles>87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49" meta:word-count="388" meta:character-count="2779" meta:non-whitespace-character-count="2453"/>
  </office:meta>
</office:document-meta>
</file>